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a139f3" officeooo:paragraph-rsid="16a139f3"/>
    </style:style>
    <style:style style:name="P5" style:family="paragraph" style:parent-style-name="Text_20_body">
      <style:paragraph-properties fo:text-align="start" style:justify-single-word="false"/>
      <style:text-properties officeooo:rsid="16a2380d" officeooo:paragraph-rsid="16a2380d"/>
    </style:style>
    <style:style style:name="P6" style:family="paragraph" style:parent-style-name="Text_20_body">
      <style:paragraph-properties fo:text-align="start" style:justify-single-word="false"/>
      <style:text-properties officeooo:rsid="16a3d11f" officeooo:paragraph-rsid="16a3d11f"/>
    </style:style>
    <style:style style:name="P7" style:family="paragraph" style:parent-style-name="Text_20_body">
      <style:paragraph-properties fo:text-align="start" style:justify-single-word="false"/>
      <style:text-properties officeooo:rsid="16a5a98e" officeooo:paragraph-rsid="16a5a98e"/>
    </style:style>
    <style:style style:name="P8" style:family="paragraph" style:parent-style-name="Text_20_body">
      <style:paragraph-properties fo:text-align="start" style:justify-single-word="false"/>
      <style:text-properties officeooo:rsid="16a77731" officeooo:paragraph-rsid="16a77731"/>
    </style:style>
    <style:style style:name="P9" style:family="paragraph" style:parent-style-name="Text_20_body">
      <style:paragraph-properties fo:text-align="start" style:justify-single-word="false"/>
      <style:text-properties officeooo:rsid="16a80635" officeooo:paragraph-rsid="16a80635"/>
    </style:style>
    <style:style style:name="P10" style:family="paragraph" style:parent-style-name="Text_20_body">
      <style:paragraph-properties fo:text-align="start" style:justify-single-word="false"/>
      <style:text-properties officeooo:rsid="16acb9f7" officeooo:paragraph-rsid="16acb9f7"/>
    </style:style>
    <style:style style:name="P11" style:family="paragraph" style:parent-style-name="Text_20_body">
      <style:paragraph-properties fo:text-align="start" style:justify-single-word="false"/>
      <style:text-properties officeooo:rsid="16acca29" officeooo:paragraph-rsid="16acca29"/>
    </style:style>
    <style:style style:name="P12" style:family="paragraph" style:parent-style-name="Text_20_body">
      <style:paragraph-properties fo:text-align="start" style:justify-single-word="false"/>
      <style:text-properties officeooo:rsid="16acf465" officeooo:paragraph-rsid="16acf465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ad975c"/>
    </style:style>
    <style:style style:name="P14" style:family="paragraph" style:parent-style-name="Text_20_body">
      <style:paragraph-properties fo:text-align="start" style:justify-single-word="false"/>
      <style:text-properties officeooo:rsid="16adf95c" officeooo:paragraph-rsid="16adf95c"/>
    </style:style>
    <style:style style:name="P15" style:family="paragraph" style:parent-style-name="Text_20_body">
      <style:paragraph-properties fo:text-align="start" style:justify-single-word="false"/>
      <style:text-properties officeooo:rsid="16b327cf" officeooo:paragraph-rsid="16b327cf"/>
    </style:style>
    <style:style style:name="P16" style:family="paragraph" style:parent-style-name="Text_20_body">
      <style:text-properties officeooo:rsid="16bcf6a6" officeooo:paragraph-rsid="16bcf6a6"/>
    </style:style>
    <style:style style:name="P17" style:family="paragraph" style:parent-style-name="Text_20_body">
      <style:paragraph-properties fo:text-align="start" style:justify-single-word="false"/>
      <style:text-properties officeooo:rsid="16b56fd7" officeooo:paragraph-rsid="16b56fd7"/>
    </style:style>
    <style:style style:name="P18" style:family="paragraph" style:parent-style-name="Text_20_body">
      <style:paragraph-properties fo:text-align="start" style:justify-single-word="false"/>
      <style:text-properties officeooo:rsid="16be7978" officeooo:paragraph-rsid="16be7978"/>
    </style:style>
    <style:style style:name="P19" style:family="paragraph" style:parent-style-name="Text_20_body">
      <style:paragraph-properties fo:text-align="start" style:justify-single-word="false"/>
      <style:text-properties officeooo:rsid="16bf516f" officeooo:paragraph-rsid="16bf516f"/>
    </style:style>
    <style:style style:name="P20" style:family="paragraph" style:parent-style-name="Text_20_body">
      <style:paragraph-properties fo:text-align="start" style:justify-single-word="false"/>
      <style:text-properties officeooo:rsid="16c04383" officeooo:paragraph-rsid="16c04383"/>
    </style:style>
    <style:style style:name="P21" style:family="paragraph" style:parent-style-name="Heading_20_1">
      <style:text-properties officeooo:rsid="16bcf6a6" officeooo:paragraph-rsid="16bcf6a6"/>
    </style:style>
    <style:style style:name="P22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16a139f3"/>
    </style:style>
    <style:style style:name="T2" style:family="text">
      <style:text-properties officeooo:rsid="16a2380d"/>
    </style:style>
    <style:style style:name="T3" style:family="text">
      <style:text-properties officeooo:rsid="16a2abab"/>
    </style:style>
    <style:style style:name="T4" style:family="text">
      <style:text-properties officeooo:rsid="16a3d11f"/>
    </style:style>
    <style:style style:name="T5" style:family="text">
      <style:text-properties officeooo:rsid="16a5a98e"/>
    </style:style>
    <style:style style:name="T6" style:family="text">
      <style:text-properties officeooo:rsid="16a80635"/>
    </style:style>
    <style:style style:name="T7" style:family="text">
      <style:text-properties officeooo:rsid="16a91a19"/>
    </style:style>
    <style:style style:name="T8" style:family="text">
      <style:text-properties officeooo:rsid="16aac535"/>
    </style:style>
    <style:style style:name="T9" style:family="text">
      <style:text-properties officeooo:rsid="16acf465"/>
    </style:style>
    <style:style style:name="T10" style:family="text">
      <style:text-properties officeooo:rsid="16af2157"/>
    </style:style>
    <style:style style:name="T11" style:family="text">
      <style:text-properties officeooo:rsid="16b0cc69"/>
    </style:style>
    <style:style style:name="T12" style:family="text">
      <style:text-properties officeooo:rsid="16b2312f"/>
    </style:style>
    <style:style style:name="T13" style:family="text">
      <style:text-properties officeooo:rsid="16b3946a"/>
    </style:style>
    <style:style style:name="T14" style:family="text">
      <style:text-properties officeooo:rsid="16b6a31c"/>
    </style:style>
    <style:style style:name="T15" style:family="text">
      <style:text-properties officeooo:rsid="16b88084"/>
    </style:style>
    <style:style style:name="T16" style:family="text">
      <style:text-properties officeooo:rsid="16bb414e"/>
    </style:style>
    <style:style style:name="T17" style:family="text">
      <style:text-properties officeooo:rsid="16bf55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Pravidla</text:h>
      <text:p text:style-name="P14">Množné číslo: -a na konci. <text:span text:style-name="T10">(nebo -aea)</text:span></text:p>
      <text:h text:style-name="Heading_20_1" text:outline-level="1">Formule</text:h>
      <text:p text:style-name="P2">Hojivý rituál – <text:span text:style-name="T1">Landen sandév</text:span></text:p>
      <text:p text:style-name="P2">Světlo - <text:span text:style-name="T2">Solren</text:span></text:p>
      <text:p text:style-name="P2">Přenos myšlenek - <text:span text:style-name="T4">Artév</text:span> <text:span text:style-name="T3">pénsí</text:span></text:p>
      <text:p text:style-name="P2">Vzplanutí – <text:span text:style-name="T5">Varden dár</text:span></text:p>
      <text:p text:style-name="P2">Kulový blesk – <text:span text:style-name="T6">Rae svůš</text:span></text:p>
      <text:h text:style-name="Heading_20_1" text:outline-level="1">Předměty</text:h>
      <text:p text:style-name="P1">/* <text:span text:style-name="T15">Ty jsem asi nemusel překládat – co už */</text:span></text:p>
      <text:p text:style-name="P2">Lektvar ohnivého dechu – <text:span text:style-name="T7">Brahen vár dách</text:span></text:p>
      <text:p text:style-name="P2">Léčivý lektvar – <text:span text:style-name="T8">Landen brahen</text:span></text:p>
      <text:p text:style-name="P3">Očarování rukavic ze srsti huňáče – <text:span text:style-name="T14">Ervadui vran víš belen tlana</text:span></text:p>
      <text:h text:style-name="P21" text:outline-level="1">Očarování</text:h>
      <text:p text:style-name="P16">Nechť tyto rukavice soustředí sílu blesku – <text:span text:style-name="T17">Ade bal belen tlana penen svůš</text:span></text:p>
      <text:h text:style-name="Heading_20_1" text:outline-level="1">Slovník</text:h>
      <text:p text:style-name="P4">Hojit - <text:span text:style-name="T2">L</text:span>anden</text:p>
      <text:p text:style-name="P4">Rituál – <text:span text:style-name="T2">S</text:span>andév</text:p>
      <text:p text:style-name="P5">Světlo – Solren</text:p>
      <text:p text:style-name="P6">Přenos - Artév</text:p>
      <text:p text:style-name="P6">Myšlenka – P<text:span text:style-name="T16">é</text:span>nsí</text:p>
      <text:p text:style-name="P7">Oheň – Dár</text:p>
      <text:p text:style-name="P7">Stvořit – Varden</text:p>
      <text:p text:style-name="P8">Blesk - Svúš</text:p>
      <text:p text:style-name="P8">Koule - Rae</text:p>
      <text:p text:style-name="P9">Lektvar – Brahen</text:p>
      <text:p text:style-name="P9">Dech – Vách</text:p>
      <text:p text:style-name="P10">Huňáč – Vran</text:p>
      <text:p text:style-name="P11">Srst – V<text:span text:style-name="T9">í</text:span>š</text:p>
      <text:p text:style-name="P12">Ru<text:span text:style-name="T11">ka</text:span> – <text:span text:style-name="T10">Tlan (Ruce - Tlana)</text:span></text:p>
      <text:p text:style-name="P12">Ochrana - <text:span text:style-name="T12">Belen</text:span></text:p>
      <text:p text:style-name="P13">Rukavice – <text:span text:style-name="T12">Belen tlana</text:span></text:p>
      <text:p text:style-name="P15">Rukavice ze srsti huňáče – <text:span text:style-name="T13">Vran víš b</text:span>elen tlana</text:p>
      <text:p text:style-name="P17">Očarování – Ervadui</text:p>
      <text:p text:style-name="P18">Nechť – Ade</text:p>
      <text:p text:style-name="P19"><text:soft-page-break/>Tento, tyto – bal</text:p>
      <text:p text:style-name="P20">soustředit - pe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26T16:18:05.979000000</dc:date>
    <meta:print-date>2113-01-01T00:00:00</meta:print-date>
    <meta:editing-cycles>10756</meta:editing-cycles>
    <meta:editing-duration>P32DT2H16M51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6" meta:paragraph-count="38" meta:word-count="132" meta:character-count="794" meta:non-whitespace-character-count="677"/>
  </office:meta>
</office:document-meta>
</file>